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128f" officeooo:paragraph-rsid="0009128f"/>
    </style:style>
    <style:style style:name="P2" style:family="paragraph" style:parent-style-name="Standard">
      <style:text-properties officeooo:rsid="000b4c28" officeooo:paragraph-rsid="000b4c28"/>
    </style:style>
    <style:style style:name="T1" style:family="text">
      <style:text-properties officeooo:rsid="000a1d66"/>
    </style:style>
    <style:style style:name="T2" style:family="text">
      <style:text-properties officeooo:rsid="000b4c28"/>
    </style:style>
    <style:style style:name="T3" style:family="text">
      <style:text-properties officeooo:rsid="000bec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droom</text:p>
      <text:p text:style-name="P1"/>
      <text:p text:style-name="P1">Die -<text:span text:style-name="T1">dictionary defention of die</text:span></text:p>
      <text:p text:style-name="P1">monster - <text:span text:style-name="T1">frankenstein</text:span></text:p>
      <text:p text:style-name="P1">you - <text:span text:style-name="T1">mario</text:span></text:p>
      <text:p text:style-name="P1">dont- <text:span text:style-name="T1">homer simpson</text:span></text:p>
      <text:p text:style-name="P1">belong – <text:span text:style-name="T1">long cat</text:span> </text:p>
      <text:p text:style-name="P1">in – <text:span text:style-name="T1">number 0</text:span></text:p>
      <text:p text:style-name="P1">this – <text:span text:style-name="T1">arrow sign</text:span></text:p>
      <text:p text:style-name="P1">world! - <text:span text:style-name="T1">THE WORLD</text:span></text:p>
      <text:p text:style-name="P1"/>
      <text:p text:style-name="P2">Kitchen</text:p>
      <text:p text:style-name="P1"/>
      <text:p text:style-name="P1">It – <text:span text:style-name="T1"><text:s/>The thing</text:span></text:p>
      <text:p text:style-name="P1">was – <text:span text:style-name="T1">skull</text:span></text:p>
      <text:p text:style-name="P1"><text:s/>not – <text:span text:style-name="T1">Missing texture</text:span></text:p>
      <text:p text:style-name="P1"><text:s/>by – <text:span text:style-name="T1">Waving good bye</text:span></text:p>
      <text:p text:style-name="P1"><text:s/>hand – <text:span text:style-name="T1">ZA HANDA</text:span></text:p>
      <text:p text:style-name="P1"><text:s/>that - <text:span text:style-name="T1">Thatz</text:span></text:p>
      <text:p text:style-name="P1"><text:s/>I – <text:span text:style-name="T1">Eye ball</text:span></text:p>
      <text:p text:style-name="P1"><text:s/>was – <text:span text:style-name="T1">fuzzy wuzzy</text:span></text:p>
      <text:p text:style-name="P1"><text:s/>once - <text:span text:style-name="T1">onceler</text:span></text:p>
      <text:p text:style-name="P1"><text:s/>again – <text:span text:style-name="T1">shit man the gains</text:span></text:p>
      <text:p text:style-name="P1"><text:s/>given - <text:span text:style-name="T3">surrdner</text:span></text:p>
      <text:p text:style-name="P1"><text:s/>flesh – <text:span text:style-name="T1">Sitrloin steak</text:span></text:p>
      <text:p text:style-name="P1"/>
      <text:p text:style-name="P2">Laundry room</text:p>
      <text:p text:style-name="P1"/>
      <text:p text:style-name="P1">I - <text:span text:style-name="T1">Eyes</text:span></text:p>
      <text:p text:style-name="P1">was - <text:span text:style-name="T1">wizard</text:span></text:p>
      <text:p text:style-name="P1">called – <text:span text:style-name="T1">phone ringing</text:span></text:p>
      <text:p text:style-name="P1">here - <text:span text:style-name="T1">Hera</text:span></text:p>
      <text:p text:style-name="P1">by - <text:span text:style-name="T1">Goodbye</text:span></text:p>
      <text:p text:style-name="P1">humans – <text:span text:style-name="T1">Huge mans</text:span></text:p>
      <text:p text:style-name="P1">who - <text:span text:style-name="T1">Owl</text:span></text:p>
      <text:p text:style-name="P1">wish - <text:span text:style-name="T1">Star</text:span></text:p>
      <text:p text:style-name="P1">to - <text:span text:style-name="T1">2</text:span></text:p>
      <text:p text:style-name="P1">pay – <text:span text:style-name="T1">tax man</text:span></text:p>
      <text:p text:style-name="P1">me - <text:span text:style-name="T1">Mii</text:span></text:p>
      <text:p text:style-name="P1">tribute - <text:span text:style-name="T1">money</text:span></text:p>
      <text:p text:style-name="P1"/>
      <text:p text:style-name="P1">Tribute? -<text:span text:style-name="T1">Three boots</text:span></text:p>
      <text:p text:style-name="P1"/>
      <text:p text:style-name="P2">Basement</text:p>
      <text:p text:style-name="P1"/>
      <text:p text:style-name="P1">You – <text:span text:style-name="T1">Crustier mario</text:span></text:p>
      <text:p text:style-name="P1">steal - <text:span text:style-name="T1">theif</text:span></text:p>
      <text:p text:style-name="P1">men’s - <text:span text:style-name="T1">suits</text:span></text:p>
      <text:p text:style-name="P1">souls – <text:span text:style-name="T1">dark souls</text:span></text:p>
      <text:p text:style-name="P1"><text:soft-page-break/>and – <text:span text:style-name="T1">conjuction man</text:span></text:p>
      <text:p text:style-name="P1"><text:s/>make – <text:span text:style-name="T1">maki roll</text:span></text:p>
      <text:p text:style-name="P1">them – <text:span text:style-name="T1">THE M</text:span></text:p>
      <text:p text:style-name="P1">your - <text:span text:style-name="T1">Posseser</text:span></text:p>
      <text:p text:style-name="P1">slaves - <text:span text:style-name="T1">Chains</text:span></text:p>
      <text:p text:style-name="P1"/>
      <text:p text:style-name="P2">Family room</text:p>
      <text:p text:style-name="P1"/>
      <text:p text:style-name="P1">Perha<text:span text:style-name="T1">p</text:span>s - <text:span text:style-name="T1">Hips</text:span></text:p>
      <text:p text:style-name="P1"><text:s/>the - <text:span text:style-name="T1">THQ</text:span></text:p>
      <text:p text:style-name="P1">same - <text:span text:style-name="T1">Sane</text:span></text:p>
      <text:p text:style-name="P1">could - <text:span text:style-name="T1">Cold</text:span></text:p>
      <text:p text:style-name="P1">be - <text:span text:style-name="T1">bees</text:span></text:p>
      <text:p text:style-name="P1">said – <text:span text:style-name="T1">Sid(toy story)</text:span></text:p>
      <text:p text:style-name="P1">of - <text:span text:style-name="T1">off</text:span></text:p>
      <text:p text:style-name="P1">all - <text:span text:style-name="T1">Rainbow</text:span></text:p>
      <text:p text:style-name="P1">religions - <text:span text:style-name="T1">Christ</text:span></text:p>
      <text:p text:style-name="P1"/>
      <text:p text:style-name="P2">Garage</text:p>
      <text:p text:style-name="P1"/>
      <text:p text:style-name="P1">your - <text:span text:style-name="T1">Whyoming</text:span></text:p>
      <text:p text:style-name="P1">words - <text:span text:style-name="T1">Microsoft</text:span></text:p>
      <text:p text:style-name="P1">are – <text:span text:style-name="T1">toys R us</text:span></text:p>
      <text:p text:style-name="P1">as – <text:span text:style-name="T1">a Sauuage</text:span></text:p>
      <text:p text:style-name="P1">empty – <text:span text:style-name="T1">No more juice</text:span></text:p>
      <text:p text:style-name="P1">as - <text:span text:style-name="T1">sauce</text:span></text:p>
      <text:p text:style-name="P1">your - <text:span text:style-name="T1">Family</text:span></text:p>
      <text:p text:style-name="P1">soul! - <text:span text:style-name="T1">Feet</text:span></text:p>
      <text:p text:style-name="P1"/>
      <text:p text:style-name="P2">Porch</text:p>
      <text:p text:style-name="P1"/>
      <text:p text:style-name="P1">Mankind – <text:span text:style-name="T1">Kind man</text:span></text:p>
      <text:p text:style-name="P1">ill - <text:span text:style-name="T1">sick</text:span></text:p>
      <text:p text:style-name="P1">needs - <text:span text:style-name="T1">thneed</text:span></text:p>
      <text:p text:style-name="P1">a - <text:span text:style-name="T1">AAAAAAAAAAAAAAA</text:span></text:p>
      <text:p text:style-name="P1">savoir -<text:span text:style-name="T1">jesus</text:span></text:p>
      <text:p text:style-name="P1">such - <text:span text:style-name="T1">suck</text:span></text:p>
      <text:p text:style-name="P1">as - <text:span text:style-name="T1">beef</text:span></text:p>
      <text:p text:style-name="P1">you. - <text:span text:style-name="T1">Super man</text:span></text:p>
      <text:p text:style-name="P1"/>
      <text:p text:style-name="P2">lab</text:p>
      <text:p text:style-name="P1"/>
      <text:p text:style-name="P1">What -<text:span text:style-name="T1">Shocked man</text:span></text:p>
      <text:p text:style-name="P1">is - <text:span text:style-name="T2">death</text:span></text:p>
      <text:p text:style-name="P1">a - <text:span text:style-name="T1">hello</text:span></text:p>
      <text:p text:style-name="P1">man? - <text:span text:style-name="T1">diagram of a body</text:span></text:p>
      <text:p text:style-name="P1">A - <text:span text:style-name="T1">Arrow</text:span></text:p>
      <text:p text:style-name="P1">Miserable – <text:span text:style-name="T1">sad panda</text:span></text:p>
      <text:p text:style-name="P1">little - <text:span text:style-name="T1">imp</text:span></text:p>
      <text:p text:style-name="P1"><text:soft-page-break/><text:s/>pile – <text:span text:style-name="T1">clothing pile</text:span></text:p>
      <text:p text:style-name="P1"><text:s/>of - <text:span text:style-name="T1">oven</text:span></text:p>
      <text:p text:style-name="P1"><text:s/>secrets?! - <text:span text:style-name="T1">chamber of secrets</text:span></text:p>
      <text:p text:style-name="P1"/>
      <text:p text:style-name="P2">study</text:p>
      <text:p text:style-name="P1"/>
      <text:p text:style-name="P1">But - <text:span text:style-name="T1">butler</text:span></text:p>
      <text:p text:style-name="P1">enough - <text:span text:style-name="T1">scream</text:span></text:p>
      <text:p text:style-name="P1">talk, - <text:span text:style-name="T1">chalk</text:span></text:p>
      <text:p text:style-name="P1">have - <text:span text:style-name="T1">halved</text:span></text:p>
      <text:p text:style-name="P1">at - <text:span text:style-name="T1">ATT</text:span></text:p>
      <text:p text:style-name="P1">you! - <text:span text:style-name="T1">U-pitt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5:21:52.724000000</meta:creation-date>
    <dc:date>2019-09-01T11:40:04.114000000</dc:date>
    <meta:editing-duration>PT18H58M</meta:editing-duration>
    <meta:editing-cycles>4</meta:editing-cycles>
    <meta:generator>LibreOffice/5.4.4.2$Windows_X86_64 LibreOffice_project/2524958677847fb3bb44820e40380acbe820f960</meta:generator>
    <meta:document-statistic meta:table-count="0" meta:image-count="0" meta:object-count="0" meta:page-count="3" meta:paragraph-count="92" meta:word-count="272" meta:character-count="1315" meta:non-whitespace-character-count="1091"/>
  </office:meta>
</office:document-meta>
</file>